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mployeeType</text:p>
          </table:table-cell>
          <table:table-cell office:value-type="string" table:style-name="ce1">
            <text:p>Full-Tim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unt of FirstName</text:p>
          </table:table-cell>
          <table:table-cell office:value-type="string" table:style-name="ce1">
            <text:p>Column Label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ow Label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and Tot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PC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51" table:style-name="ce1">
            <text:p>51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CDR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16" table:style-name="ce1">
            <text:p>1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W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52" table:style-name="ce1">
            <text:p>52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99" table:style-name="ce1">
            <text:p>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C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6" table:style-name="ce1">
            <text:p>1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L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YZ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08" table:style-name="ce1">
            <text:p>1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VG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NS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52" table:style-name="ce1">
            <text:p>5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BL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101" table:style-name="ce1">
            <text:p>1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and Total</text:p>
          </table:table-cell>
          <table:table-cell office:value-type="float" office:value="96" table:style-name="ce1">
            <text:p>96</text:p>
          </table:table-cell>
          <table:table-cell office:value-type="float" office:value="184" table:style-name="ce1">
            <text:p>184</text:p>
          </table:table-cell>
          <table:table-cell office:value-type="float" office:value="529" table:style-name="ce1">
            <text:p>529</text:p>
          </table:table-cell>
          <table:table-cell office:value-type="float" office:value="138" table:style-name="ce1">
            <text:p>138</text:p>
          </table:table-cell>
          <table:table-cell office:value-type="float" office:value="91" table:style-name="ce1">
            <text:p>91</text:p>
          </table:table-cell>
          <table:table-cell office:value-type="float" office:value="1038" table:style-name="ce1">
            <text:p>1038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2</meta:generator>
    <meta:initial-creator>mamthakothari47@gmail.com</meta:initial-creator>
    <dc:creator>X</dc:creator>
    <meta:creation-date>2024-10-01T08:28:08Z</meta:creation-date>
    <dc:date>2024-10-01T03:03:15Z</dc:date>
  </office:meta>
</office:document-meta>
</file>